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5.223cm"/>
    </style:style>
    <style:style style:name="co3" style:family="table-column">
      <style:table-column-properties fo:break-before="auto" style:column-width="1.681cm"/>
    </style:style>
    <style:style style:name="co4" style:family="table-column">
      <style:table-column-properties fo:break-before="auto" style:column-width="1.617cm"/>
    </style:style>
    <style:style style:name="co5" style:family="table-column">
      <style:table-column-properties fo:break-before="auto" style:column-width="13.1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en" fo:country="IN"/>
    </style:style>
    <style:style style:name="ce15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8"/>
        <table:table-column table:style-name="co6" table:number-columns-repeated="1018" table:default-cell-style-name="ce3"/>
        <table:table-row table:style-name="ro1">
          <table:table-cell table:style-name="ce1" office:value-type="string" calcext:value-type="string">
            <text:p>Sl. No.</text:p>
          </table:table-cell>
          <table:table-cell table:style-name="ce1" office:value-type="string" calcext:value-type="string">
            <text:p>Name(<text:span text:style-name="T1">Arrange in ascending order</text:span>)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SKU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PCB Printing</text:p>
          </table:table-cell>
          <table:table-cell table:style-name="ce2"/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OLED Display</text:p>
          </table:table-cell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Microcontroller</text:p>
          </table:table-cell>
          <table:table-cell table:style-name="ce2"/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Battery</text:p>
          </table:table-cell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7" office:value-type="string" calcext:value-type="string">
            <text:p>Battery Charging Cirucit (Type C)</text:p>
          </table:table-cell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On/Off Switch</text:p>
          </table:table-cell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IR Emitter and Receiver</text:p>
          </table:table-cell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4" office:value-type="string" calcext:value-type="string">
            <text:p>OP-Amp LMV321W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<text:a xlink:href="https://robu.in/product/lmv321wg-7-5-5v-rail-to-rail-output-operational-amplifier-5-pin-sot25/" xlink:type="simple">https://robu.in/product/lmv321wg-7-5-5v-rail-to-rail-output-operational-amplifier-5-pin-sot25/</text:a></text:p>
          </table:table-cell>
          <table:table-cell table:style-name="ce7" office:value-type="float" office:value="1089289" calcext:value-type="float">
            <text:p>1089289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4" office:value-type="string" calcext:value-type="string">
            <text:p>Indication Led</text:p>
          </table:table-cell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5"/>
          <table:table-cell table:style-name="ce16" table:number-columns-repeated="2"/>
          <table:table-cell table:style-name="ce20"/>
          <table:table-cell table:style-name="ce22"/>
          <table:table-cell table:style-name="Default"/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5"/>
          <table:table-cell table:style-name="ce16" table:number-columns-repeated="2"/>
          <table:table-cell table:style-name="ce20"/>
          <table:table-cell table:style-name="ce22"/>
          <table:table-cell table:style-name="Default"/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1" office:value-type="string" calcext:value-type="string">
            <text:p>TOTAL AMOUNT (in Rs.) =</text:p>
          </table:table-cell>
          <table:table-cell table:style-name="ce1"/>
          <table:table-cell table:style-name="ce1" table:formula="of:=SUMPRODUCT([.C2:.C31];[.D2:.D31])" office:value-type="float" office:value="29" calcext:value-type="float">
            <text:p>29</text:p>
          </table:table-cell>
          <table:table-cell table:style-name="ce2"/>
          <table:table-cell table:style-name="ce7"/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date-style style:name="N10146" number:language="en" number:country="US">
      <number:month number:textual="true"/>
      <number:text>-</number:text>
      <number:year/>
    </number:date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1:16:59.229886587</meta:creation-date>
    <meta:generator>LibreOffice/7.3.7.2$Linux_X86_64 LibreOffice_project/30$Build-2</meta:generator>
    <dc:date>2023-09-03T20:13:41.136098729</dc:date>
    <meta:editing-duration>PT17M23S</meta:editing-duration>
    <meta:editing-cycles>4</meta:editing-cycles>
    <meta:document-statistic meta:table-count="1" meta:cell-count="51" meta:object-count="0"/>
  </office:meta>
</office:document-meta>
</file>